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15.69cm"/>
    </style:style>
    <style:style style:name="Таблица2.B" style:family="table-column">
      <style:table-column-properties style:column-width="1.323cm"/>
    </style:style>
    <style:style style:name="Таблица2.A1" style:family="table-cell">
      <style:table-cell-properties style:writing-mode="page"/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1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9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2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2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22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2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25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301632" officeooo:paragraph-rsid="00301632" style:font-size-asian="12.25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308bff" officeooo:paragraph-rsid="00308bff" style:font-size-asian="12.25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" fo:font-size="14pt" officeooo:rsid="00313825" officeooo:paragraph-rsid="00313825" style:font-size-asian="12.25pt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заголовок_20_по_20_госту">
      <style:paragraph-properties fo:break-before="page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3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4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41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42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43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44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45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P46" style:family="paragraph" style:parent-style-name="Standard">
      <style:paragraph-properties fo:line-height="150%" fo:text-align="justify" style:justify-single-word="false" fo:break-before="page"/>
      <style:text-properties style:font-name="Times New Roman" fo:font-size="14pt" fo:language="ru" fo:country="RU" style:text-underline-style="none" fo:font-weight="normal" officeooo:rsid="0036ec7b" officeooo:paragraph-rsid="0036ec7b" style:font-size-asian="12.25pt" style:font-weight-asian="normal" style:font-size-complex="14pt" style:font-weight-complex="normal"/>
    </style:style>
    <style:style style:name="P47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officeooo:rsid="0031e799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 officeooo:rsid="00345355"/>
    </style:style>
    <style:style style:name="T12" style:family="text">
      <style:text-properties fo:language="ru" fo:country="RU" officeooo:rsid="00345355"/>
    </style:style>
    <style:style style:name="T13" style:family="text">
      <style:text-properties fo:language="ru" fo:country="RU" officeooo:rsid="0035af65"/>
    </style:style>
    <style:style style:name="T14" style:family="text">
      <style:text-properties fo:language="ru" fo:country="RU" officeooo:rsid="0036ec7b"/>
    </style:style>
    <style:style style:name="T15" style:family="text">
      <style:text-properties fo:language="ru" fo:country="RU" officeooo:rsid="0037239c"/>
    </style:style>
    <style:style style:name="T16" style:family="text">
      <style:text-properties fo:language="ru" fo:country="RU" officeooo:rsid="0038b9e5"/>
    </style:style>
    <style:style style:name="T17" style:family="text">
      <style:text-properties officeooo:rsid="0036ec7b"/>
    </style:style>
    <style:style style:name="T18" style:family="text">
      <style:text-properties officeooo:rsid="00381402"/>
    </style:style>
    <style:style style:name="T19" style:family="text">
      <style:text-properties officeooo:rsid="003b4cbe"/>
    </style:style>
    <style:style style:name="T20" style:family="text">
      <style:text-properties officeooo:rsid="00407c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4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4">«Забайкальский государственный университет»</text:p>
      <text:p text:style-name="P4">(ФГБОУ ВО «ЗабГУ»)</text:p>
      <text:p text:style-name="P7">Факультет: <text:span text:style-name="T2">Энергетический факультет</text:span></text:p>
      <text:p text:style-name="P7"><text:span text:style-name="T1">Кафедра: </text:span><text:span text:style-name="T2">Информатики, вычислительной техники и прикладной математики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9">КУРСОВАЯ РАБОТА</text:p>
      <text:p text:style-name="P10"><text:span text:style-name="T1">по </text:span><text:span text:style-name="T2">Программировани</text:span><text:span text:style-name="T3">ю</text:span></text:p>
      <text:p text:style-name="P11">на тему <text:span text:style-name="T2">«</text:span><text:span text:style-name="T4">Создние б</text:span><text:span text:style-name="T2">аз</text:span><text:span text:style-name="T4">ы</text:span><text:span text:style-name="T2"> данных для библиотеки»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Выполнил ст. гр. <text:span text:style-name="T2">ИВТ-24-1</text:span></text:p>
      <text:p text:style-name="P2">Ковалев Н. Р.</text:p>
      <text:p text:style-name="P12"/>
      <text:p text:style-name="P12">Проверил: <text:span text:style-name="T2">доцент кафедры</text:span></text:p>
      <text:p text:style-name="P2">ИВТ и ПМ Долгих Р. С.</text:p>
      <text:p text:style-name="P45">МИНИСТЕРСТВО НАУКИ И ВЫСШЕГО ОБРАЗОВАНИЯ РОССИЙСКОЙ ФЕДЕРАЦИИ</text:p>
      <text:p text:style-name="P5">Федеральное государственное бюджетное образовательное учреждение высшего образования</text:p>
      <text:p text:style-name="P5">«Забайкальский государственный университет»</text:p>
      <text:p text:style-name="P5">(ФГБОУ ВО «ЗабГУ»)</text:p>
      <text:p text:style-name="P8">Факультет: <text:span text:style-name="T2">Энергетический факультет</text:span></text:p>
      <text:p text:style-name="P13">Кафедра: <text:span text:style-name="T2">Информатики, вычислительной техники и прикладной математики</text:span></text:p>
      <text:p text:style-name="P40"/>
      <text:p text:style-name="P40"/>
      <text:p text:style-name="P17">ЗАДАНИЕ</text:p>
      <text:p text:style-name="P17"/>
      <text:p text:style-name="P17">на курсовую работу</text:p>
      <text:p text:style-name="P17"/>
      <text:p text:style-name="P18">По дисциплине <text:span text:style-name="T2">«Программирование»</text:span></text:p>
      <text:p text:style-name="P18">Студенту <text:span text:style-name="T2">Ковалеву Николаю Романовичу</text:span></text:p>
      <text:p text:style-name="P18">специальности (направления подготовки) <text:span text:style-name="T2">09.03.01 Информатика и вычислительная техника</text:span></text:p>
      <text:p text:style-name="P18">1 Тема курсовой работы: <text:span text:style-name="T5">«</text:span><text:span text:style-name="T2">Создние б</text:span><text:span text:style-name="T5">аз</text:span><text:span text:style-name="T2">ы</text:span><text:span text:style-name="T5"> данных для библиотеки»</text:span></text:p>
      <text:p text:style-name="P18">2 Срок подачи студентом законченной работы: «<text:span text:style-name="T2">27</text:span>» <text:span text:style-name="T2">Мая</text:span> 20<text:span text:style-name="T2">25</text:span> г.</text:p>
      <text:p text:style-name="P18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9">4 Перечень подлежащих разработке в курсовой работе вопросов:</text:p>
      <text:p text:style-name="P3">Предоставление возможности просматривать, хранить, изменять, сортировать, производить поиск элементов</text:p>
      <text:p text:style-name="P19">Дата выдачи задания ____________</text:p>
      <text:p text:style-name="P19">Руководитель курсовой работы <text:span text:style-name="T2">Долгих Роман Сергеевич</text:span></text:p>
      <text:p text:style-name="P19">Задание принял к исполнению</text:p>
      <text:p text:style-name="P19">«__» ____________ 2025 г.</text:p>
      <text:p text:style-name="P19">Подпись студента _____________ / <text:span text:style-name="T2">Ковалев Н. Р.</text:span> /</text:p>
      <text:p text:style-name="P25">МИНИСТЕРСТВО НАУКИ И ВЫСШЕГО ОБРАЗОВАНИЯ РОССИЙСКОЙ ФЕДЕРАЦИИ</text:p>
      <text:p text:style-name="P6">Федеральное государственное бюджетное образовательное учреждение высшего образования</text:p>
      <text:p text:style-name="P6">«Забайкальский государственный университет»</text:p>
      <text:p text:style-name="P6">(ФГБОУ ВО «ЗабГУ»)</text:p>
      <text:p text:style-name="P9">Факультет: <text:span text:style-name="T2">Энергетический факультет</text:span></text:p>
      <text:p text:style-name="P14">Кафедра: <text:span text:style-name="T2">Информатики, вычислительной техники и прикладной математики</text:span></text:p>
      <text:p text:style-name="P41"/>
      <text:p text:style-name="P41"/>
      <text:p text:style-name="P16">ПОЯСНИТЕЛЬНАЯ ЗАПИСКА</text:p>
      <text:p text:style-name="P16">к курсовой работе</text:p>
      <text:p text:style-name="P16"/>
      <text:p text:style-name="P14">по <text:span text:style-name="T7">П</text:span><text:span text:style-name="T2">рограммированию</text:span></text:p>
      <text:p text:style-name="P41"/>
      <text:p text:style-name="P15">на тему <text:span text:style-name="T5">«</text:span><text:span text:style-name="T4">Создние б</text:span><text:span text:style-name="T5">аз</text:span><text:span text:style-name="T4">ы</text:span><text:span text:style-name="T5"> данных для библиотеки»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15">Выполнил студент группы <text:span text:style-name="T2">ИВТ-24-1 Ковалев Николай Романович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Руководитель работы: <text:span text:style-name="T2">доцент кафедры ИВТ и ПМ Долгих Р.С.</text:span></text:p>
      <text:p text:style-name="P26">Календарный план</text:p>
      <text:p text:style-name="P20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1">№</text:p>
          </table:table-cell>
          <table:table-cell table:style-name="Таблица1.A1" table:number-rows-spanned="2" office:value-type="string">
            <text:p text:style-name="P31">Наименование раздела курсовой работы</text:p>
          </table:table-cell>
          <table:table-cell table:style-name="Таблица1.C1" table:number-columns-spanned="6" office:value-type="string">
            <text:p text:style-name="P31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2</text:p>
          </table:table-cell>
          <table:table-cell table:style-name="Таблица1.C2" office:value-type="string">
            <text:p text:style-name="P31">3</text:p>
          </table:table-cell>
          <table:table-cell table:style-name="Таблица1.C2" office:value-type="string">
            <text:p text:style-name="P31">4</text:p>
          </table:table-cell>
          <table:table-cell table:style-name="Таблица1.C2" office:value-type="string">
            <text:p text:style-name="P31">5</text:p>
          </table:table-cell>
          <table:table-cell table:style-name="Таблица1.H2" office:value-type="string">
            <text:p text:style-name="P31">6</text:p>
          </table:table-cell>
        </table:table-row>
        <table:table-row table:style-name="TableLine1979103627936"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4">Введение</text:p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36096">
          <table:table-cell table:style-name="Таблица1.C2" office:value-type="string">
            <text:p text:style-name="P33">2</text:p>
          </table:table-cell>
          <table:table-cell table:style-name="Таблица1.C2" office:value-type="string">
            <text:p text:style-name="P34">Глава 1</text:p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19232">
          <table:table-cell table:style-name="Таблица1.C2" office:value-type="string">
            <text:p text:style-name="P33">3</text:p>
          </table:table-cell>
          <table:table-cell table:style-name="Таблица1.C2" office:value-type="string">
            <text:p text:style-name="P34">Глава 2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29024">
          <table:table-cell table:style-name="Таблица1.C2" office:value-type="string">
            <text:p text:style-name="P33">4</text:p>
          </table:table-cell>
          <table:table-cell table:style-name="Таблица1.C2" office:value-type="string">
            <text:p text:style-name="P34">Глава 3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Таблица1.1">
          <table:table-cell table:style-name="Таблица1.C2" office:value-type="string">
            <text:p text:style-name="P33">5</text:p>
          </table:table-cell>
          <table:table-cell table:style-name="Таблица1.C2" office:value-type="string">
            <text:p text:style-name="P34">Заключение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979103629840">
          <table:table-cell table:style-name="Таблица1.C2" office:value-type="string">
            <text:p text:style-name="P33">6</text:p>
          </table:table-cell>
          <table:table-cell table:style-name="Таблица1.C2" office:value-type="string">
            <text:p text:style-name="P34">Литература и приложения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8" office:value-type="string">
            <text:p text:style-name="P32"/>
          </table:table-cell>
        </table:table-row>
      </table:table>
      <text:p text:style-name="P21"/>
      <text:p text:style-name="P47">СОДЕРЖАНИЕ</text:p>
      <text:p text:style-name="P24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36">Введение<text:tab/>6</text:p>
        </text:index-body>
      </text:table-of-content>
      <text:p text:style-name="P24"/>
      <table:table table:name="Таблица2" table:style-name="Таблица2">
        <table:table-column table:style-name="Таблица2.A"/>
        <table:table-column table:style-name="Таблица2.B"/>
        <table:table-row table:style-name="TableLine1979103625488">
          <table:table-cell table:style-name="Таблица2.A1" office:value-type="string">
            <text:p text:style-name="P28">Введение……………………………………………………….………………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39904">
          <table:table-cell table:style-name="Таблица2.A1" office:value-type="string">
            <text:p text:style-name="P29">Глава 1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4256">
          <table:table-cell table:style-name="Таблица2.A1" office:value-type="string">
            <text:p text:style-name="P29">Глава 2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5888">
          <table:table-cell table:style-name="Таблица2.A1" office:value-type="string">
            <text:p text:style-name="P29">Глава 3. ___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5344">
          <table:table-cell table:style-name="Таблица2.A1" office:value-type="string">
            <text:p text:style-name="P30">Заключение…………………………………………………………………….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39632">
          <table:table-cell table:style-name="Таблица2.A1" office:value-type="string">
            <text:p text:style-name="P30">Список <text:span text:style-name="T8">использованных источников</text:span>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51600">
          <table:table-cell table:style-name="Таблица2.A1" office:value-type="string">
            <text:p text:style-name="P30">Приложение…………………………………………………………………….</text:p>
          </table:table-cell>
          <table:table-cell table:style-name="Таблица2.A1" office:value-type="string">
            <text:p text:style-name="P27"/>
          </table:table-cell>
        </table:table-row>
        <table:table-row table:style-name="TableLine1979103648064">
          <table:table-cell table:style-name="Таблица2.A1" office:value-type="string">
            <text:p text:style-name="P27"/>
          </table:table-cell>
          <table:table-cell table:style-name="Таблица2.A1" office:value-type="string">
            <text:p text:style-name="P27"/>
          </table:table-cell>
        </table:table-row>
      </table:table>
      <text:p text:style-name="P22"/>
      <text:p text:style-name="P35"><text:bookmark-start text:name="__RefHeading___Toc1161_2467113678"/><text:toc-mark text:string-value="Введение" text:outline-level="1"/>ВВЕДЕНИЕ<text:bookmark-end text:name="__RefHeading___Toc1161_2467113678"/></text:p>
      <text:p text:style-name="P23"/>
      <text:p text:style-name="базовый_20_по_20_госту">Будет создана программа для управления базой данных <text:span text:style-name="T9">для учета книг, выданных читателям библиотеки. </text:span><text:span text:style-name="T17">Каждая книга будет представлять собой запись в базе данных. Каждая запись будет </text:span><text:span text:style-name="T18">состоять из</text:span><text:span text:style-name="T17"> названи</text:span><text:span text:style-name="T18">я</text:span><text:span text:style-name="T17"> книги, ФИО автора, номер</text:span><text:span text:style-name="T18">а</text:span><text:span text:style-name="T17"> читательского билета, ФИО читателя и срок</text:span><text:span text:style-name="T18">а</text:span><text:span text:style-name="T17"> возврата.</text:span><text:span text:style-name="T9"> </text:span><text:span text:style-name="T10">Для создания пользовательского интерфейса и логики программы будут использова</text:span><text:span text:style-name="T19">т</text:span><text:span text:style-name="T17">ься</text:span><text:span text:style-name="T10"> язык программирования</text:span><text:span text:style-name="T11"> Free Pascal</text:span><text:span text:style-name="T12"> и </text:span><text:span text:style-name="T10">среда разработки </text:span><text:span text:style-name="T11">Lazarus. </text:span><text:span text:style-name="T13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16">Информация</text:span><text:span text:style-name="T14"> буд</text:span><text:span text:style-name="T16">е</text:span><text:span text:style-name="T14">т храниться в составном типе данных, называемом записью.</text:span><text:span text:style-name="T13"> </text:span><text:span text:style-name="T15">Во время работы программы з</text:span><text:span text:style-name="T14">аписи будут храниться в связном списке.</text:span>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Standard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line-height="150%" fo:text-align="justify" style:justify-single-word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25pt" style:font-weight-asian="normal" style:font-size-complex="14pt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4T13:13:15.742000000</dc:date>
    <meta:editing-duration>PT2H4M38S</meta:editing-duration>
    <meta:editing-cycles>32</meta:editing-cycles>
    <meta:generator>LibreOffice/7.1.0.3$Windows_X86_64 LibreOffice_project/f6099ecf3d29644b5008cc8f48f42f4a40986e4c</meta:generator>
    <meta:document-statistic meta:table-count="2" meta:image-count="0" meta:object-count="0" meta:page-count="7" meta:paragraph-count="82" meta:word-count="396" meta:character-count="3153" meta:non-whitespace-character-count="2839"/>
  </office:meta>
</office:document-meta>
</file>